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2000000020ADFB4DC3.gif"/>
  <manifest:file-entry manifest:media-type="image/gif" manifest:full-path="Pictures/100002000000002000000020CC8BB13F.gif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183cm, 0.321cm, 0.078cm)" draw:image-opacity="100%" style:mirror="none"/>
    </style:style>
    <style:style style:name="gr2" style:family="graphic">
      <style:graphic-properties draw:stroke="solid" svg:stroke-width="0.102cm" svg:stroke-color="#000000" draw:marker-start-width="0.025cm" draw:marker-end="Arrow" draw:marker-end-width="0.356cm" draw:marker-end-center="false" draw:stroke-linejoin="miter" draw:fill="none" draw:fill-color="#ffffff" draw:textarea-horizontal-align="left" draw:textarea-vertical-align="top" draw:auto-grow-height="false" fo:padding-top="0.075cm" fo:padding-bottom="0.075cm" fo:padding-left="0.195cm" fo:padding-right="0.195cm" fo:wrap-option="wrap" draw:shadow="hidden" draw:shadow-color="#808080"/>
    </style:style>
    <style:style style:name="gr3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svg:stroke-color="#008080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solid" svg:stroke-width="0.106cm" svg:stroke-color="#00808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7" style:family="graphic">
      <style:graphic-properties draw:stroke="dash" draw:stroke-dash="Dash_20_2" svg:stroke-width="0.106cm" svg:stroke-color="#0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>
      <style:graphic-properties draw:stroke="solid" svg:stroke-width="0.026cm" svg:stroke-color="#000000" draw:marker-start="Arrowheads_20_1" draw:marker-start-width="0.35cm" draw:marker-start-center="false" draw:marker-end="Arrowheads_20_2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>
      <style:graphic-properties draw:stroke="solid" svg:stroke-width="0.106cm" svg:stroke-color="#008080" draw:stroke-linejoin="miter" draw:fill="solid" draw:fill-color="#00808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26cm, 0.418cm, 0.131cm)" draw:image-opacity="100%" style:mirror="none"/>
    </style:style>
    <style:style style:name="gr11" style:family="graphic">
      <style:graphic-properties draw:stroke="solid" svg:stroke-width="0.106cm" svg:stroke-color="#00808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>
      <style:graphic-properties draw:stroke="solid" svg:stroke-width="0.026cm" svg:stroke-color="#000000" draw:marker-end="Arrowheads_20_3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>
      <style:graphic-properties draw:stroke="solid" svg:stroke-width="0.026cm" svg:stroke-color="#000000" draw:marker-start="Arrowheads_20_4" draw:marker-start-width="0.35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>
      <style:graphic-properties draw:stroke="none" draw:fill="none" draw:fill-color="#bbe0e3" draw:textarea-horizontal-align="justify" draw:textarea-vertical-align="top" draw:auto-grow-height="true" fo:min-height="2.86cm" fo:padding-top="0.13cm" fo:padding-bottom="0.13cm" fo:padding-left="0.25cm" fo:padding-right="0.25cm" fo:wrap-option="wrap" draw:shadow="hidden" draw:shadow-color="#808080"/>
    </style:style>
    <style:style style:name="gr15" style:family="graphic">
      <style:graphic-properties draw:stroke="solid" svg:stroke-width="0.106cm" svg:stroke-color="#008080" draw:stroke-linejoin="miter" draw:fill="none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183cm, 0.31cm, 0.078cm)" draw:image-opacity="100%" style:mirror="none"/>
    </style:style>
    <style:style style:name="gr17" style:family="graphic">
      <style:graphic-properties draw:stroke="solid" svg:stroke-width="0.106cm" svg:stroke-color="#00808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draw:fill="none" draw:fill-color="#bbe0e3" draw:textarea-horizontal-align="justify" draw:textarea-vertical-align="top" draw:auto-grow-height="true" fo:min-height="1.525cm" fo:min-width="3.947cm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ole-draw-aspect="1" style:protect="size"/>
    </style:style>
    <style:style style:name="gr21" style:family="graphic" style:parent-style-name="standard">
      <style:graphic-properties draw:stroke="solid" svg:stroke-width="0.026cm" svg:stroke-color="#000000" draw:marker-start="Arrowheads_20_1" draw:marker-start-width="0.35cm" draw:marker-start-center="false" draw:marker-end="Arrowheads_20_2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>
      <style:graphic-properties draw:stroke="none" draw:fill="none" draw:fill-color="#bbe0e3" draw:textarea-horizontal-align="justify" draw:textarea-vertical-align="top" draw:auto-grow-height="true" fo:min-height="0.867cm" fo:min-width="0.316cm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>
      <style:graphic-properties draw:stroke="dash" draw:stroke-dash="Dash_20_2" svg:stroke-width="0.106cm" svg:stroke-color="#0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>
      <style:graphic-properties draw:stroke="solid" svg:stroke-width="0.026cm" svg:stroke-color="#000000" draw:marker-start="Arrowheads_20_4" draw:marker-start-width="0.35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indent="0cm" style:punctuation-wrap="simple" style:line-break="normal"/>
    </style:style>
    <style:style style:name="P3" style:family="paragraph">
      <style:paragraph-properties style:writing-mode="lr-tb"/>
      <style:text-properties fo:font-family="Arial" style:font-family-generic="swiss" style:font-pitch="variable" fo:font-size="18pt" style:font-size-asian="18pt" style:font-size-complex="18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align="center" fo:text-indent="0cm" style:punctuation-wrap="simple" style:line-break="normal"/>
    </style:style>
    <style:style style:name="P6" style:family="paragraph">
      <style:paragraph-properties style:writing-mode="lr-tb"/>
      <style:text-properties fo:font-style="italic" style:font-style-asian="italic" style:font-style-complex="italic"/>
    </style:style>
    <style:style style:name="P7" style:family="paragraph">
      <style:paragraph-properties style:writing-mode="lr-tb"/>
      <style:text-properties fo:font-size="15pt" style:font-size-asian="18pt" style:font-size-complex="18pt"/>
    </style:style>
    <style:style style:name="P8" style:family="paragraph">
      <style:paragraph-properties fo:margin-left="0cm" fo:margin-right="0cm" fo:text-align="end" fo:text-indent="0cm" style:punctuation-wrap="simple" style:line-break="normal"/>
    </style:style>
    <style:style style:name="P9" style:family="paragraph">
      <style:paragraph-properties fo:margin-left="0cm" fo:margin-right="0cm" fo:text-indent="0cm" style:punctuation-wrap="simple" style:line-break="normal" style:writing-mode="lr-tb"/>
      <style:text-properties fo:font-family="Arial" style:font-family-generic="swiss" style:font-pitch="variable" fo:font-size="18pt" style:font-size-asian="18pt" style:font-size-complex="18pt"/>
    </style:style>
    <style:style style:name="P10" style:family="paragraph">
      <style:paragraph-properties style:writing-mode="lr-tb"/>
      <style:text-properties fo:font-family="Arial" style:font-family-generic="swiss" style:font-pitch="variable"/>
    </style:style>
    <style:style style:name="P11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P12" style:family="paragraph">
      <style:paragraph-properties fo:margin-left="0cm" fo:margin-right="0cm" fo:text-indent="0cm" style:punctuation-wrap="simple" style:line-break="normal" style:writing-mode="lr-tb"/>
      <style:text-properties fo:font-style="italic" style:font-style-asian="italic" style:font-style-complex="italic"/>
    </style:style>
    <style:style style:name="T1" style:family="text">
      <style:text-properties fo:font-family="Arial" style:font-family-generic="swiss" style:font-pitch="variable" fo:font-size="18pt" style:font-size-asian="18pt" style:font-size-complex="18pt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style:text-position="-25% 58%" fo:language="en" fo:country="US" fo:font-style="italic" style:font-style-asian="italic" style:font-style-complex="italic"/>
    </style:style>
    <style:style style:name="T4" style:family="text">
      <style:text-properties fo:font-size="15pt" fo:font-style="italic" style:font-size-asian="18pt" style:font-style-asian="italic" style:font-size-complex="18pt" style:font-style-complex="italic"/>
    </style:style>
    <style:style style:name="T5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Image quality parameters" draw:style-name="dp1" draw:master-page-name="Default">
        <draw:frame draw:style-name="gr1" draw:text-style-name="P1" draw:layer="layout" svg:width="3.386cm" svg:height="2.893cm" svg:x="17.357cm" svg:y="3.078cm">
          <draw:image xlink:href="Pictures/100002000000002000000020ADFB4DC3.gif" xlink:type="simple" xlink:show="embed" xlink:actuate="onLoad">
            <text:p/>
          </draw:image>
        </draw:frame>
        <draw:line draw:style-name="gr2" draw:text-style-name="P1" draw:layer="layout" svg:x1="15.028cm" svg:y1="4.366cm" svg:x2="17.145cm" svg:y2="4.366cm">
          <text:p/>
        </draw:line>
        <draw:custom-shape draw:style-name="gr3" draw:text-style-name="P3" draw:layer="layout" svg:width="3.863cm" svg:height="0.973cm" svg:x="20.69cm" svg:y="3.47cm">
          <text:p text:style-name="P2"><text:span text:style-name="T1">Amplitude</text:span></text:p>
          <draw:enhanced-geometry svg:viewBox="0 0 21600 21600" draw:type="mso-spt202" draw:enhanced-path="M 0 0 L 21600 0 21600 21600 0 21600 0 0 Z N"/>
        </draw:custom-shape>
        <draw:frame draw:style-name="gr4" draw:text-style-name="P1" draw:layer="layout" svg:width="5.512cm" svg:height="5.512cm" svg:x="8.496cm" svg:y="6.668cm">
          <draw:image xlink:href="Pictures/100002000000002000000020CC8BB13F.gif" xlink:type="simple" xlink:show="embed" xlink:actuate="onLoad">
            <text:p/>
          </draw:image>
        </draw:frame>
        <draw:frame draw:style-name="gr4" draw:text-style-name="P1" draw:layer="layout" svg:width="5.504cm" svg:height="5.503cm" svg:x="0.635cm" svg:y="6.562cm">
          <draw:image xlink:href="Pictures/100002000000002000000020ADFB4DC3.gif" xlink:type="simple" xlink:show="embed" xlink:actuate="onLoad">
            <text:p/>
          </draw:image>
        </draw:frame>
        <draw:custom-shape draw:style-name="gr5" draw:text-style-name="P4" draw:layer="layout" svg:width="5.292cm" svg:height="5.292cm" svg:x="0.67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4.807cm" svg:height="1.685cm" svg:x="9.063cm" svg:y="4.492cm">
          <text:p text:style-name="P5"><text:span text:style-name="T1">Set ¼-Max</text:span></text:p>
          <text:p text:style-name="P5"><text:span text:style-name="T1">Amplitude ( <text:s text:c="4"/>)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5.292cm" svg:height="5.292cm" svg:x="8.502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.165cm" svg:y1="6.295cm" svg:x2="4.733cm" svg:y2="13.003cm">
          <text:p/>
        </draw:line>
        <draw:line draw:style-name="gr7" draw:text-style-name="P1" draw:layer="layout" svg:x1="0.17cm" svg:y1="10.458cm" svg:x2="6.229cm" svg:y2="8.249cm">
          <text:p/>
        </draw:line>
        <draw:line draw:style-name="gr7" draw:text-style-name="P1" draw:layer="layout" svg:x1="0.17cm" svg:y1="8.676cm" svg:x2="5.572cm" svg:y2="6.688cm">
          <text:p/>
        </draw:line>
        <draw:line draw:style-name="gr8" draw:text-style-name="P1" draw:layer="layout" svg:x1="5.572cm" svg:y1="6.688cm" svg:x2="6.174cm" svg:y2="8.255cm">
          <text:p/>
        </draw:line>
        <draw:custom-shape draw:style-name="gr6" draw:text-style-name="P6" draw:layer="layout" svg:width="0.967cm" svg:height="1.337cm" svg:x="5.858cm" svg:y="6.654cm">
          <text:p text:style-name="P2"><text:span text:style-name="T2">r</text:span><text:span text:style-name="T3">t</text:span></text:p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2.809cm" svg:height="1.463cm" svg:x="5.844cm" svg:y="9.358cm">
          <text:p text:style-name="P5"><text:span text:style-name="T4">Simulation</text:span></text:p>
          <text:p text:style-name="P5"><text:span text:style-name="T4">Target</text:span></text:p>
          <draw:enhanced-geometry svg:viewBox="0 0 21600 21600" draw:type="mso-spt202" draw:enhanced-path="M 0 0 L 21600 0 21600 21600 0 21600 0 0 Z N"/>
        </draw:custom-shape>
        <draw:custom-shape draw:style-name="gr9" draw:text-style-name="P4" draw:layer="layout" svg:width="0.423cm" svg:height="0.424cm" svg:x="10.266cm" svg:y="7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984cm" svg:y1="10.399cm" svg:x2="14.043cm" svg:y2="8.191cm">
          <text:p/>
        </draw:line>
        <draw:line draw:style-name="gr7" draw:text-style-name="P1" draw:layer="layout" svg:x1="7.433cm" svg:y1="8.95cm" svg:x2="13.492cm" svg:y2="6.742cm">
          <text:p/>
        </draw:line>
        <draw:line draw:style-name="gr2" draw:text-style-name="P1" draw:layer="layout" svg:x1="15.028cm" svg:y1="6.941cm" svg:x2="17.145cm" svg:y2="6.941cm">
          <text:p/>
        </draw:line>
        <draw:custom-shape draw:style-name="gr9" draw:text-style-name="P4" draw:layer="layout" svg:width="0.423cm" svg:height="0.423cm" svg:x="2.552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2.328cm" svg:height="2.116cm" svg:x="17.78cm" svg:y="5.971cm">
          <draw:image xlink:href="Pictures/100002000000002000000020CC8BB13F.gif" xlink:type="simple" xlink:show="embed" xlink:actuate="onLoad">
            <text:p/>
          </draw:image>
        </draw:frame>
        <draw:line draw:style-name="gr7" draw:text-style-name="P1" draw:layer="layout" svg:x1="17.771cm" svg:y1="7.613cm" svg:x2="20.347cm" svg:y2="6.675cm">
          <text:p/>
        </draw:line>
        <draw:line draw:style-name="gr7" draw:text-style-name="P1" draw:layer="layout" svg:x1="17.718cm" svg:y1="7.401cm" svg:x2="20.294cm" svg:y2="6.463cm">
          <text:p/>
        </draw:line>
        <draw:custom-shape draw:style-name="gr11" draw:text-style-name="P4" draw:layer="layout" svg:width="0.423cm" svg:height="0.423cm" svg:x="18.583cm" svg:y="6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9.651cm" svg:y1="5.759cm" svg:x2="19.897cm" svg:y2="6.606cm">
          <text:p/>
        </draw:line>
        <draw:line draw:style-name="gr13" draw:text-style-name="P1" draw:layer="layout" svg:x1="20.038cm" svg:y1="6.853cm" svg:x2="20.347cm" svg:y2="7.613cm">
          <text:p/>
        </draw:line>
        <draw:custom-shape draw:style-name="gr6" draw:text-style-name="P3" draw:layer="layout" svg:width="4.342cm" svg:height="0.973cm" svg:x="20.704cm" svg:y="5.759cm">
          <text:p text:style-name="P8"><text:span text:style-name="T1">Position Error</text:span></text:p>
          <draw:enhanced-geometry svg:viewBox="0 0 21600 21600" draw:type="mso-spt202" draw:enhanced-path="M 0 0 L 21600 0 21600 21600 0 21600 0 0 Z N"/>
        </draw:custom-shape>
        <draw:line draw:style-name="gr2" draw:text-style-name="P1" draw:layer="layout" svg:x1="15.028cm" svg:y1="9.169cm" svg:x2="17.145cm" svg:y2="9.169cm">
          <text:p/>
        </draw:line>
        <draw:frame draw:style-name="gr10" draw:text-style-name="P1" draw:layer="layout" svg:width="2.328cm" svg:height="2.116cm" svg:x="17.78cm" svg:y="8.099cm">
          <draw:image xlink:href="Pictures/100002000000002000000020CC8BB13F.gif" xlink:type="simple" xlink:show="embed" xlink:actuate="onLoad">
            <text:p/>
          </draw:image>
        </draw:frame>
        <draw:custom-shape draw:style-name="gr11" draw:text-style-name="P4" draw:layer="layout" svg:width="0.423cm" svg:height="0.423cm" svg:x="18.583cm" svg:y="8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028cm" svg:y1="11.356cm" svg:x2="17.145cm" svg:y2="11.356cm">
          <text:p/>
        </draw:line>
        <draw:frame draw:style-name="gr10" draw:text-style-name="P1" draw:layer="layout" svg:width="2.328cm" svg:height="2.116cm" svg:x="17.78cm" svg:y="10.186cm">
          <draw:image xlink:href="Pictures/100002000000002000000020CC8BB13F.gif" xlink:type="simple" xlink:show="embed" xlink:actuate="onLoad">
            <text:p/>
          </draw:image>
        </draw:frame>
        <draw:custom-shape draw:style-name="gr11" draw:text-style-name="P4" draw:layer="layout" svg:width="0.423cm" svg:height="0.423cm" svg:x="18.583cm" svg:y="10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5.036cm" svg:height="3.12cm" svg:x="20.69cm" svg:y="10.097cm">
          <text:p text:style-name="P2"><text:span text:style-name="T1">Shape </text:span></text:p>
          <text:p text:style-name="P2"><text:span text:style-name="T1">Deformation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3.491cm" svg:height="0.973cm" svg:x="20.717cm" svg:y="8.174cm">
          <text:p text:style-name="P2"><text:span text:style-name="T1">Resolution</text:span></text:p>
          <draw:enhanced-geometry svg:viewBox="0 0 21600 21600" draw:type="mso-spt202" draw:enhanced-path="M 0 0 L 21600 0 21600 21600 0 21600 0 0 Z N"/>
        </draw:custom-shape>
        <draw:custom-shape draw:style-name="gr15" draw:text-style-name="P4" draw:layer="layout" svg:width="1.27cm" svg:height="1.27cm" svg:x="18.203cm" svg:y="10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" draw:layer="layout" svg:width="3.386cm" svg:height="2.983cm" svg:x="17.357cm" svg:y="12.431cm">
          <draw:image xlink:href="Pictures/100002000000002000000020ADFB4DC3.gif" xlink:type="simple" xlink:show="embed" xlink:actuate="onLoad">
            <text:p/>
          </draw:image>
        </draw:frame>
        <draw:custom-shape draw:style-name="gr11" draw:text-style-name="P4" draw:layer="layout" svg:width="1.27cm" svg:height="1.27cm" svg:x="18.203cm" svg:y="12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028cm" svg:y1="13.719cm" svg:x2="17.145cm" svg:y2="13.719cm">
          <text:p/>
        </draw:line>
        <draw:custom-shape draw:style-name="gr3" draw:text-style-name="P3" draw:layer="layout" svg:width="3.863cm" svg:height="0.973cm" svg:x="20.69cm" svg:y="12.824cm">
          <text:p text:style-name="P2"><text:span text:style-name="T1">Ringing</text:span></text:p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3.774cm" svg:height="0.816cm" svg:x="21.025cm" svg:y="13.598cm">
          <text:p text:style-name="P2"><text:span text:style-name="T5">Inverted image</text:span></text:p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0.423cm" svg:height="0.423cm" svg:x="18.627cm" svg:y="3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layer="layout" svg:x1="6.229cm" svg:y1="10.285cm" svg:x2="2.875cm" svg:y2="7.955cm">
          <text:p/>
        </draw:line>
        <draw:line draw:style-name="gr18" draw:layer="layout" svg:x1="8.093cm" svg:y1="10.185cm" svg:x2="10.266cm" svg:y2="7.67cm">
          <text:p/>
        </draw:line>
        <draw:custom-shape draw:style-name="gr19" draw:text-style-name="P11" draw:layer="layout" svg:width="4.587cm" svg:height="1.785cm" svg:x="1.47cm" svg:y="4.493cm">
          <text:p text:style-name="P5">Reconstructed</text:p>
          <text:p text:style-name="P5">Image <text:s/>( <text:s text:c="2"/>)</text:p>
          <draw:enhanced-geometry svg:viewBox="0 0 21600 21600" draw:type="mso-spt202" draw:enhanced-path="M 0 0 L 21600 0 21600 21600 0 21600 0 0 Z N"/>
        </draw:custom-shape>
        <draw:frame draw:style-name="gr20" draw:layer="layout" svg:width="0.864cm" svg:height="0.903cm" svg:x="4.329cm" svg:y="5.36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0" draw:layer="layout" svg:width="2.95cm" svg:height="1.016cm" svg:x="21.261cm" svg:y="4.44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1" draw:text-style-name="P1" draw:layer="layout" svg:x1="13.173cm" svg:y1="6.842cm" svg:x2="13.775cm" svg:y2="8.356cm">
          <text:p/>
        </draw:line>
        <draw:custom-shape draw:style-name="gr22" draw:text-style-name="P12" draw:layer="layout" svg:width="0.917cm" svg:height="1.127cm" svg:x="13.484cm" svg:y="6.755cm">
          <text:p text:style-name="P2"><text:span text:style-name="T2">r</text:span><text:span text:style-name="T3">q</text:span></text:p>
          <draw:enhanced-geometry svg:viewBox="0 0 21600 21600" draw:type="mso-spt202" draw:enhanced-path="M 0 0 L 21600 0 21600 21600 0 21600 0 0 Z N"/>
        </draw:custom-shape>
        <draw:frame draw:style-name="gr20" draw:layer="layout" svg:width="1.796cm" svg:height="0.824cm" svg:x="21.263cm" svg:y="6.64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0" draw:layer="layout" svg:width="2.33cm" svg:height="0.886cm" svg:x="21.164cm" svg:y="9.14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0" draw:layer="layout" svg:width="2.869cm" svg:height="0.823cm" svg:x="21.064cm" svg:y="11.74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0" draw:layer="layout" svg:width="0.985cm" svg:height="0.823cm" svg:x="11.179cm" svg:y="7.62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0" draw:layer="layout" svg:width="1.151cm" svg:height="1.015cm" svg:x="12.371cm" svg:y="5.27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23" draw:text-style-name="P1" draw:layer="layout" svg:x1="9.965cm" svg:y1="6.295cm" svg:x2="12.533cm" svg:y2="13.003cm">
          <text:p/>
        </draw:line>
        <draw:line draw:style-name="gr24" draw:text-style-name="P1" draw:layer="layout" svg:x1="19.897cm" svg:y1="14.458cm" svg:x2="21.025cm" svg:y2="14.045cm">
          <text:p/>
        </draw:line>
        <presentation:notes draw:style-name="dp2">
          <draw:page-thumbnail draw:layer="layout" svg:width="13.335cm" svg:height="10.001cm" svg:x="3.493cm" svg:y="2.002cm" draw:page-number="1"/>
          <draw:frame presentation:style-name="pr1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350 350" svg:d="m175 0 175 350h-350z"/>
    <draw:marker draw:name="Arrowheads_20_2" draw:display-name="Arrowheads 2" svg:viewBox="0 0 350 350" svg:d="m175 0 175 350h-350z"/>
    <draw:marker draw:name="Arrowheads_20_3" draw:display-name="Arrowheads 3" svg:viewBox="0 0 350 350" svg:d="m175 0 175 350h-350z"/>
    <draw:marker draw:name="Arrowheads_20_4" draw:display-name="Arrowheads 4" svg:viewBox="0 0 350 350" svg:d="m175 0 175 350h-350z"/>
    <draw:stroke-dash draw:name="Dash_20_2" draw:display-name="Dash 2" draw:style="rect" draw:dots2="1" draw:dots2-length="0.423cm" draw:distance="0.31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3.07cm" fo:margin-bottom="3.475cm" fo:margin-left="0.026cm" fo:margin-right="0.445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style:style style:name="MT3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p text:style-name="MP5"><text:span text:style-name="MT2"><text:page-number>1</text:page-number></text:span></text:p>
        </draw:text-box>
      </draw:frame>
      <presentation:notes style:page-layout-name="PM0">
        <draw:rect draw:style-name="Mgr3" draw:text-style-name="MP6" draw:layer="backgroundobjects" svg:width="20.32cm" svg:height="26.67cm" svg:x="0cm" svg:y="0cm">
          <text:p/>
        </draw:rect>
        <draw:frame presentation:style-name="Mpr2" draw:text-style-name="MP3" draw:layer="backgroundobjects" svg:width="8.806cm" svg:height="1.333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8.807cm" svg:height="1.333cm" svg:x="11.508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3" draw:text-style-name="MP3" draw:layer="backgroundobjects" svg:width="8.806cm" svg:height="1.333cm" svg:x="0cm" svg:y="25.333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8.807cm" svg:height="1.333cm" svg:x="11.508cm" svg:y="25.333cm" presentation:class="page-number">
          <draw:text-box>
            <text:p text:style-name="MP5"><text:span text:style-name="MT3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creator>andy adler</dc:creator>
    <dc:date>2008-11-22T14:33:16.72</dc:date>
    <meta:editing-cycles>37</meta:editing-cycles>
    <meta:editing-duration>PT13H35M11S</meta:editing-duration>
    <meta:generator>OpenOffice.org/3.0$Win32 OpenOffice.org_project/300m9$Build-9358</meta:generator>
    <meta:printed-by>andy adler</meta:printed-by>
    <meta:print-date>2008-11-18T12:26:08.87</meta:print-date>
    <meta:document-statistic meta:object-count="79"/>
    <meta:user-defined meta:name="Info 2"/>
    <meta:user-defined meta:name="Info 3"/>
    <meta:user-defined meta:name="Info 4"/>
    <meta:user-defined meta:name="Version" meta:value-type="float">1</meta:user-defined>
  </office:meta>
</office:document-meta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A</math:mi>
      <math:mi>q</math:mi>
    </math:msub>
    <math:annotation math:encoding="StarMath 5.0">A_q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style math:fontweight="bold">
          <math:mrow>
            <math:mi>x</math:mi>
          </math:mrow>
        </math:mstyle>
        <math:mo math:stretchy="false">ˆ</math:mo>
      </math:mover>
      <math:mi>q</math:mi>
    </math:msub>
    <math:annotation math:encoding="StarMath 5.0">{hat{bold x}}_q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ver math:accent="true">
      <math:mstyle math:fontweight="bold">
        <math:mrow>
          <math:mi>x</math:mi>
        </math:mrow>
      </math:mstyle>
      <math:mo math:stretchy="false">ˆ</math:mo>
    </math:mover>
    <math:annotation math:encoding="StarMath 5.0">hat{bold x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∝</math:mo>
      <math:mrow>
        <math:msub>
          <math:mo math:stretchy="false">∑</math:mo>
          <math:mi>k</math:mi>
        </math:msub>
        <math:msub>
          <math:mrow>
            <math:mo math:stretchy="false">[</math:mo>
            <math:mover math:accent="true">
              <math:mstyle math:fontweight="bold">
                <math:mrow>
                  <math:mi>x</math:mi>
                </math:mrow>
              </math:mstyle>
              <math:mo math:stretchy="false">ˆ</math:mo>
            </math:mover>
            <math:mo math:stretchy="false">]</math:mo>
          </math:mrow>
          <math:mi>k</math:mi>
        </math:msub>
      </math:mrow>
    </math:mrow>
    <math:annotation math:encoding="StarMath 5.0">{} prop sum_k [hat{bold x}]_k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t</math:mi>
      </math:msub>
      <math:mo math:stretchy="false">−</math:mo>
      <math:msub>
        <math:mi>r</math:mi>
        <math:mi>q</math:mi>
      </math:msub>
    </math:mrow>
    <math:annotation math:encoding="StarMath 5.0">r_t - r_q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qrt>
      <math:mrow>
        <math:msub>
          <math:mi>A</math:mi>
          <math:mi>q</math:mi>
        </math:msub>
        <math:mo math:stretchy="false">/</math:mo>
        <math:msub>
          <math:mi>A</math:mi>
          <math:mn>0</math:mn>
        </math:msub>
      </math:mrow>
    </math:msqrt>
    <math:annotation math:encoding="StarMath 5.0">sqrt{A_q / A_0}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i math:fontstyle="italic">outside</math:mi>
      </math:msub>
      <math:mo math:stretchy="false">/</math:mo>
      <math:msub>
        <math:mi>A</math:mi>
        <math:mi>q</math:mi>
      </math:msub>
    </math:mrow>
    <math:annotation math:encoding="StarMath 5.0">A_{outside} / A_q
</math:annotation>
  </math:semantics>
</math:math>
</file>